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 MASCOTAS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723891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ASABI SHUPINGAHUA, SAMU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31164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ODRIGUEZ PEREZ, ANDERSO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535912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91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36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6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1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3:05:0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